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Fuentedepárrafopredeter." style:family="text">
      <style:text-properties fo:color="#44546A"/>
    </style:style>
    <style:style style:name="P3" style:parent-style-name="Normal" style:family="paragraph">
      <style:paragraph-properties fo:text-align="center" fo:margin-top="0.1666in"/>
    </style:style>
    <style:style style:name="T4" style:parent-style-name="Fuentedepárrafopredeter." style:family="text">
      <style:text-properties fo:color="#FFFFFF"/>
    </style:style>
    <style:style style:name="P5" style:parent-style-name="Normal" style:family="paragraph">
      <style:paragraph-properties fo:line-height="100%"/>
    </style:style>
    <style:style style:name="T6" style:parent-style-name="Fuentedepárrafopredeter." style:family="text">
      <style:text-properties style:font-name="Calibri Light" style:font-name-asian="PMingLiU" style:font-name-complex="Times New Roman" fo:color="#4472C4" fo:font-size="36pt" style:font-size-asian="36pt" style:font-size-complex="36pt"/>
    </style:style>
    <style:style style:name="T7" style:parent-style-name="Fuentedepárrafopredeter." style:family="text">
      <style:text-properties style:font-name="Calibri Light" style:font-name-asian="PMingLiU" style:font-name-complex="Times New Roman" fo:color="#44546A" fo:font-size="16pt" style:font-size-asian="16pt" style:font-size-complex="16pt"/>
    </style:style>
    <style:style style:name="P8" style:parent-style-name="Normal" style:family="paragraph">
      <style:paragraph-properties fo:break-before="page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indent="0.4916in"/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paragraph-properties fo:text-indent="0.4916in"/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T2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0" draw:name="Cuadro de texto 465" text:anchor-type="paragraph" svg:x="3.76181in" svg:y="7.71736in" svg:width="2.97639in" svg:height="0.29375in" style:rel-width="scale" style:rel-height="scale"><draw:text-box><text:p text:style-name="Sinespaciado"><text:span text:style-name="T2">Joan Banyuls Sanchez</text:span></text:p></draw:text-box><svg:title/><svg:desc/></draw:frame><draw:custom-shape svg:x="0in" svg:y="0in" svg:width="8.075in" svg:height="10.45in" draw:z-index="251663360" draw:id="id1" draw:style-name="a2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2" draw:style-name="a3" draw:name="Rectángulo 467" text:anchor-type="paragraph"><svg:title/><svg:desc/><text:p text:style-name="P3"><text:span text:style-name="T4"><text:s text:c="5"/></text:span></text:p><draw:enhanced-geometry draw:type="non-primitive" svg:viewBox="0 0 21600 21600" draw:enhanced-path="M 0 0 L 21600 0 21600 21600 0 21600 Z N"/></draw:custom-shape><draw:custom-shape svg:x="3.63819in" svg:y="0.29236in" svg:width="3.30694in" svg:height="8.18542in" draw:z-index="251659264" draw:id="id3" draw:style-name="a4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86in" draw:z-index="251662336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Cuadro de texto 470" text:anchor-type="paragraph" svg:x="3.76181in" svg:y="4.09236in" svg:width="2.97639in" svg:height="2.45278in" style:rel-width="scale" style:rel-height="scale"><draw:text-box><text:p text:style-name="P5"><text:span text:style-name="T6">Bloque 2- Hojas de etilo CSS</text:span></text:p><text:p text:style-name="Normal"><text:span text:style-name="T7">Actividad 04</text:span></text:p></draw:text-box><svg:title/><svg:desc/></draw:frame></text:p>
      <text:p text:style-name="P8"/>
      <text:soft-page-break/>
      <text:p text:style-name="P9">Ejercicio 1. Escriba el nombre del método o métodos (static, relative, absolute, o fixed) que mejor se adapte a cada una de las siguientes descripciones de posicionamiento. (pueden tener más de uno!!!)</text:p>
      <text:p text:style-name="P10">_ a. Posiciona el elemento relativo al bloque que lo contiene.</text:p>
      <text:p text:style-name="P11"><text:tab/>Relative</text:p>
      <text:p text:style-name="P12">_ b. Elimina el elemento del flujo normal.</text:p>
      <text:p text:style-name="P13"><text:tab/>Clear</text:p>
      <text:p text:style-name="P14">_ c. Posiciona el elemento relativo a la ventana.</text:p>
      <text:p text:style-name="P15"><text:s/>Relative, Fixed</text:p>
      <text:p text:style-name="P16">_ d. El elemento posicionado puede superponerse a otros elementos.</text:p>
      <text:p text:style-name="P17">Absolute, Relative</text:p>
      <text:p text:style-name="P18">_ e. Posiciona el elemento en el flujo normal.</text:p>
      <text:p text:style-name="P19"><text:tab/>Static, relative</text:p>
      <text:p text:style-name="P20">_ f. El espacio del elemento que habría ocupado en el flujo normal es<text:s/></text:p>
      <text:p text:style-name="P21">preservado.</text:p>
      <text:p text:style-name="P22"><text:tab/>Relative, absolute</text:p>
      <text:p text:style-name="P23">_ g. El espacio del elemento que habría ocupado en el flujo normal es ocupado.</text:p>
      <text:p text:style-name="P24"/>
      <text:p text:style-name="P25">_ h. Puede cambiar el orden de apilamiento con z -index.</text:p>
      <text:p text:style-name="P26"><text:s/><text:tab/>Absolute, relative<text:s/></text:p>
      <text:p text:style-name="P27">_ i. Posiciona el elemento relativo a su posición original en el flujo normal.</text:p>
      <text:p text:style-name="Normal"><text:span text:style-name="T28"><text:tab/>Relativ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dae3f3" draw:end-color="#8faadc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loque 2- Hojas de etilo CSS</dc:title>
    <dc:description/>
    <dc:subject>Actividad 04</dc:subject>
    <meta:initial-creator>Joan Banyuls Sanchez</meta:initial-creator>
    <dc:creator>Joan Banyuls Sanchez</dc:creator>
    <meta:creation-date>2018-11-11T12:00:00Z</meta:creation-date>
    <dc:date>2018-11-11T12:42:00Z</dc:date>
    <meta:template xlink:href="Normal" xlink:type="simple"/>
    <meta:editing-cycles>1</meta:editing-cycles>
    <meta:editing-duration>PT0S</meta:editing-duration>
    <meta:document-statistic meta:page-count="2" meta:paragraph-count="1" meta:word-count="139" meta:character-count="904" meta:row-count="6" meta:non-whitespace-character-count="766"/>
  </office:meta>
</office:document-meta>
</file>